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8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2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3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4" style:family="graphic" style:parent-style-name="standard">
      <style:graphic-properties draw:stroke="solid" svg:stroke-color="#000000" draw:fill="none" draw:fill-color="#ffffff" fo:min-height="1.803cm"/>
    </style:style>
    <style:style style:name="gr25" style:family="graphic" style:parent-style-name="standard">
      <style:graphic-properties draw:fill-color="#dd4814" draw:textarea-horizontal-align="justify" draw:textarea-vertical-align="middle" draw:auto-grow-height="false" fo:min-height="1.781cm" fo:min-width="4.217cm"/>
    </style:style>
    <style:style style:name="gr26" style:family="graphic" style:parent-style-name="standard">
      <style:graphic-properties draw:fill-color="#dd4814" draw:textarea-horizontal-align="justify" draw:textarea-vertical-align="middle" draw:auto-grow-height="false" fo:min-height="1.782cm" fo:min-width="4.2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8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9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30" style:family="graphic" style:parent-style-name="standard">
      <style:graphic-properties draw:stroke="solid" svg:stroke-color="#000000" draw:fill="none" draw:fill-color="#ffffff" fo:min-height="1.9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2" style:family="graphic" style:parent-style-name="standard">
      <style:graphic-properties svg:stroke-width="0.152cm" svg:stroke-color="#dd481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3" style:family="graphic" style:parent-style-name="objectwithoutfill">
      <style:graphic-properties svg:stroke-width="0.152cm" svg:stroke-color="#dd4814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34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5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6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37" style:family="graphic" style:parent-style-name="standard">
      <style:graphic-properties draw:stroke="none" svg:stroke-color="#000000" draw:fill="none" draw:fill-color="#ffffff" fo:min-height="2.925cm"/>
    </style:style>
    <style:style style:name="gr38" style:family="graphic" style:parent-style-name="standard">
      <style:graphic-properties draw:fill-color="#dd4814"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4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-color="#dd4814"/>
      <style:paragraph-properties fo:text-align="center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00" fo:font-size="40pt" style:font-size-asian="40pt" style:font-size-complex="40pt"/>
    </style:style>
    <style:style style:name="T13" style:family="text">
      <style:text-properties fo:color="#ed1c24" fo:font-size="40pt" style:font-size-asian="40pt" style:font-size-complex="40pt"/>
    </style:style>
    <style:style style:name="T14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12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6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3.86cm" svg:x2="5.482cm" svg:y2="27.213cm">
          <text:p/>
        </draw:line>
        <draw:line draw:style-name="gr18" draw:text-style-name="P3" draw:layer="layout" svg:x1="19.548cm" svg:y1="23.861cm" svg:x2="19.548cm" svg:y2="27.214cm">
          <text:p/>
        </draw:line>
        <draw:line draw:style-name="gr18" draw:text-style-name="P3" draw:layer="layout" svg:x1="26.768cm" svg:y1="23.862cm" svg:x2="26.768cm" svg:y2="27.215cm">
          <text:p/>
        </draw:line>
        <draw:line draw:style-name="gr18" draw:text-style-name="P3" draw:layer="layout" svg:x1="33.795cm" svg:y1="23.863cm" svg:x2="33.795cm" svg:y2="27.216cm">
          <text:p/>
        </draw:line>
        <draw:line draw:style-name="gr17" draw:text-style-name="P3" draw:layer="layout" svg:x1="12.629cm" svg:y1="23.861cm" svg:x2="12.629cm" svg:y2="27.214cm">
          <text:p/>
        </draw:line>
        <draw:custom-shape draw:style-name="gr19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7.548cm" svg:x2="5.482cm" svg:y2="30.901cm">
          <text:p/>
        </draw:line>
        <draw:line draw:style-name="gr18" draw:text-style-name="P3" draw:layer="layout" svg:x1="19.548cm" svg:y1="27.549cm" svg:x2="19.548cm" svg:y2="30.902cm">
          <text:p/>
        </draw:line>
        <draw:line draw:style-name="gr18" draw:text-style-name="P3" draw:layer="layout" svg:x1="26.768cm" svg:y1="27.55cm" svg:x2="26.768cm" svg:y2="30.903cm">
          <text:p/>
        </draw:line>
        <draw:line draw:style-name="gr18" draw:text-style-name="P3" draw:layer="layout" svg:x1="33.795cm" svg:y1="27.551cm" svg:x2="33.795cm" svg:y2="30.904cm">
          <text:p/>
        </draw:line>
        <draw:line draw:style-name="gr17" draw:text-style-name="P3" draw:layer="layout" svg:x1="12.629cm" svg:y1="27.549cm" svg:x2="12.629cm" svg:y2="30.902cm">
          <text:p/>
        </draw:line>
        <draw:custom-shape draw:style-name="gr16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1.236cm" svg:x2="5.482cm" svg:y2="34.589cm">
          <text:p/>
        </draw:line>
        <draw:line draw:style-name="gr18" draw:text-style-name="P3" draw:layer="layout" svg:x1="19.548cm" svg:y1="31.237cm" svg:x2="19.548cm" svg:y2="34.59cm">
          <text:p/>
        </draw:line>
        <draw:line draw:style-name="gr18" draw:text-style-name="P3" draw:layer="layout" svg:x1="26.768cm" svg:y1="31.238cm" svg:x2="26.768cm" svg:y2="34.591cm">
          <text:p/>
        </draw:line>
        <draw:line draw:style-name="gr18" draw:text-style-name="P3" draw:layer="layout" svg:x1="33.795cm" svg:y1="31.239cm" svg:x2="33.795cm" svg:y2="34.592cm">
          <text:p/>
        </draw:line>
        <draw:line draw:style-name="gr17" draw:text-style-name="P3" draw:layer="layout" svg:x1="12.629cm" svg:y1="31.237cm" svg:x2="12.629cm" svg:y2="34.59cm">
          <text:p/>
        </draw:line>
        <draw:custom-shape draw:style-name="gr16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4.924cm" svg:x2="5.482cm" svg:y2="38.277cm">
          <text:p/>
        </draw:line>
        <draw:line draw:style-name="gr18" draw:text-style-name="P3" draw:layer="layout" svg:x1="19.548cm" svg:y1="34.925cm" svg:x2="19.548cm" svg:y2="38.278cm">
          <text:p/>
        </draw:line>
        <draw:line draw:style-name="gr18" draw:text-style-name="P3" draw:layer="layout" svg:x1="26.768cm" svg:y1="34.926cm" svg:x2="26.768cm" svg:y2="38.279cm">
          <text:p/>
        </draw:line>
        <draw:line draw:style-name="gr18" draw:text-style-name="P3" draw:layer="layout" svg:x1="33.795cm" svg:y1="34.927cm" svg:x2="33.795cm" svg:y2="38.28cm">
          <text:p/>
        </draw:line>
        <draw:line draw:style-name="gr17" draw:text-style-name="P3" draw:layer="layout" svg:x1="12.629cm" svg:y1="34.925cm" svg:x2="12.629cm" svg:y2="38.278cm">
          <text:p/>
        </draw:line>
        <draw:frame draw:style-name="gr13" draw:text-style-name="P13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9">sw $t3, res($t5)</text:span></text:p>
          </draw:text-box>
        </draw:frame>
        <draw:custom-shape draw:style-name="gr20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13.962cm" svg:height="2.053cm" svg:x="42.918cm" svg:y="5.17cm">
          <draw:text-box>
            <text:p><text:span text:style-name="T2">Cycle: </text:span><text:span text:style-name="T10">233</text:span><text:span text:style-name="T2"> </text:span></text:p>
          </draw:text-box>
        </draw:frame>
        <draw:custom-shape draw:style-name="gr25" draw:text-style-name="P16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1.285cm" svg:height="1.826cm" svg:x="3.983cm" svg:y="28.395cm">
          <draw:text-box>
            <text:p><text:span text:style-name="T4">0</text:span></text:p>
          </draw:text-box>
        </draw:frame>
        <draw:frame draw:style-name="gr27" draw:text-style-name="P17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7" draw:text-style-name="P17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7" draw:text-style-name="P17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2" draw:text-style-name="P15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30" draw:text-style-name="P6" draw:layer="layout" svg:width="13.861cm" svg:height="2.202cm" svg:x="43.019cm" svg:y="24.071cm">
          <draw:text-box>
            <text:p><text:span text:style-name="T2">@: </text:span><text:span text:style-name="T10">0x00000018</text:span><text:span text:style-name="T2"> </text:span></text:p>
          </draw:text-box>
        </draw:frame>
        <draw:frame draw:style-name="gr31" draw:text-style-name="P18" draw:layer="layout" svg:width="6.708cm" svg:height="1.517cm" svg:x="51.8cm" svg:y="1.515cm">
          <draw:text-box>
            <text:p><text:span text:style-name="T11">0x00000000</text:span></text:p>
          </draw:text-box>
        </draw:frame>
        <draw:line draw:style-name="gr32" draw:text-style-name="P1" draw:layer="layout" svg:x1="22.844cm" svg:y1="38.338cm" svg:x2="22.844cm" svg:y2="41.894cm">
          <text:p/>
        </draw:line>
        <draw:connector draw:style-name="gr33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4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33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5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8" draw:text-style-name="P16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6" draw:text-style-name="P15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6" draw:text-style-name="P15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10.05cm" svg:height="2.202cm" svg:x="43.02cm" svg:y="26.671cm">
          <draw:text-box>
            <text:p><text:span text:style-name="T2">offset: </text:span><text:span text:style-name="T10">8</text:span><text:span text:style-name="T2"> </text:span></text:p>
          </draw:text-box>
        </draw:frame>
        <draw:frame draw:style-name="gr30" draw:text-style-name="P6" draw:layer="layout" svg:width="10.05cm" svg:height="2.202cm" svg:x="43.02cm" svg:y="29.271cm">
          <draw:text-box>
            <text:p><text:span text:style-name="T2">set: </text:span><text:span text:style-name="T10">1</text:span><text:span text:style-name="T2"> </text:span></text:p>
          </draw:text-box>
        </draw:frame>
        <draw:frame draw:style-name="gr30" draw:text-style-name="P6" draw:layer="layout" svg:width="10.05cm" svg:height="2.202cm" svg:x="43.02cm" svg:y="31.871cm">
          <draw:text-box>
            <text:p><text:span text:style-name="T2">tag: </text:span><text:span text:style-name="T10">0</text:span><text:span text:style-name="T2"> </text:span></text:p>
          </draw:text-box>
        </draw:frame>
        <draw:frame draw:style-name="gr27" draw:text-style-name="P19" draw:layer="layout" svg:width="1.285cm" svg:height="1.826cm" svg:x="2.285cm" svg:y="24.695cm">
          <draw:text-box>
            <text:p><text:span text:style-name="T12">0</text:span></text:p>
          </draw:text-box>
        </draw:frame>
        <draw:frame draw:style-name="gr27" draw:text-style-name="P20" draw:layer="layout" svg:width="1.285cm" svg:height="1.826cm" svg:x="2.284cm" svg:y="28.395cm">
          <draw:text-box>
            <text:p><text:span text:style-name="T13">1</text:span></text:p>
          </draw:text-box>
        </draw:frame>
        <draw:frame draw:style-name="gr27" draw:text-style-name="P17" draw:layer="layout" svg:width="1.285cm" svg:height="1.826cm" svg:x="2.285cm" svg:y="31.995cm">
          <draw:text-box>
            <text:p><text:span text:style-name="T4">2</text:span></text:p>
          </draw:text-box>
        </draw:frame>
        <draw:frame draw:style-name="gr27" draw:text-style-name="P17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31" draw:text-style-name="P18" draw:layer="layout" svg:width="6.708cm" svg:height="1.517cm" svg:x="5.807cm" svg:y="24.878cm">
          <draw:text-box>
            <text:p><text:span text:style-name="T11"><text:s text:c="9"/></text:span><text:span text:style-name="T11">0</text:span></text:p>
          </draw:text-box>
        </draw:frame>
        <draw:frame draw:style-name="gr31" draw:text-style-name="P21" draw:layer="layout" svg:width="6.708cm" svg:height="1.517cm" svg:x="12.807cm" svg:y="24.877cm">
          <draw:text-box>
            <text:p><text:span text:style-name="T14">0x00000001</text:span></text:p>
          </draw:text-box>
        </draw:frame>
        <draw:frame draw:style-name="gr31" draw:text-style-name="P18" draw:layer="layout" svg:width="6.708cm" svg:height="1.517cm" svg:x="19.907cm" svg:y="24.878cm">
          <draw:text-box>
            <text:p><text:span text:style-name="T11">0x00000002</text:span></text:p>
          </draw:text-box>
        </draw:frame>
        <draw:frame draw:style-name="gr31" draw:text-style-name="P18" draw:layer="layout" svg:width="6.708cm" svg:height="1.517cm" svg:x="27.007cm" svg:y="24.879cm">
          <draw:text-box>
            <text:p><text:span text:style-name="T11">0x00000003</text:span></text:p>
          </draw:text-box>
        </draw:frame>
        <draw:frame draw:style-name="gr31" draw:text-style-name="P18" draw:layer="layout" svg:width="6.708cm" svg:height="1.517cm" svg:x="34.107cm" svg:y="24.88cm">
          <draw:text-box>
            <text:p><text:span text:style-name="T11">0x00000004</text:span></text:p>
          </draw:text-box>
        </draw:frame>
        <draw:frame draw:style-name="gr31" draw:text-style-name="P21" draw:layer="layout" svg:width="6.708cm" svg:height="1.517cm" svg:x="27.007cm" svg:y="28.567cm">
          <draw:text-box>
            <text:p><text:span text:style-name="T14">0x00000007</text:span></text:p>
          </draw:text-box>
        </draw:frame>
        <draw:frame draw:style-name="gr31" draw:text-style-name="P18" draw:layer="layout" svg:width="6.708cm" svg:height="1.517cm" svg:x="5.807cm" svg:y="28.58cm">
          <draw:text-box>
            <text:p><text:span text:style-name="T11"><text:s text:c="9"/></text:span><text:span text:style-name="T1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16:44.600730443</dc:date>
    <meta:editing-duration>PT7H51M28S</meta:editing-duration>
    <meta:editing-cycles>53</meta:editing-cycles>
    <meta:generator>LibreOffice/6.0.6.2$Linux_X86_64 LibreOffice_project/00m0$Build-2</meta:generator>
    <meta:document-statistic meta:object-count="176"/>
  </office:meta>
</office:document-meta>
</file>